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6.417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284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6.667cm" svg:x="8.62cm" svg:y="7.35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0.891cm" svg:height="11.194cm" draw:transform="skewX (6.11055042036639E-017) rotate (1.8788469397719) translate (3.66744668644948cm 11.3791960396738cm)" svg:viewBox="0 0 10892 11195" svg:d="M0 11195c7330-1 10892-11195 10892-11195">
          <text:p/>
        </draw:path>
        <draw:path draw:style-name="gr4" draw:text-style-name="P3" draw:layer="layout" svg:width="16.131cm" svg:height="6.142cm" draw:transform="skewX (-0.643502895210309) rotate (-1.46276044609645) translate (5.61055609432478cm -2.33792342318147cm)" svg:viewBox="0 0 16132 6143" svg:d="M0 6143c10857 1 16132-6143 16132-614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7T16:53:20.335347036</dc:date>
    <meta:editing-duration>PT6M50S</meta:editing-duration>
    <meta:editing-cycles>1</meta:editing-cycles>
    <meta:generator>LibreOffice/7.3.7.2$Linux_X86_64 LibreOffice_project/30$Build-2</meta:generator>
    <meta:document-statistic meta:object-count="4"/>
  </office:meta>
</office:document-meta>
</file>